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text:text-input text:description="&lt;if test=&quot;not item.insert_photo&quot;&gt;">if not photo</text:text-input></text:p>
            <text:p text:style-name="P41"><draw:frame draw:style-name="fr1" draw:name="image: asimage(item.product_id.quotation_photo)" text:anchor-type="as-char" svg:width="4.332cm" style:rel-width="scale" svg:height="2.05cm" style:rel-height="58%" draw:z-index="3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5"><text:text-input text:description="&lt;if test=&quot;not item.insert_photo&quot;&gt;">if not photo</text:text-input></text:p>
            <text:p text:style-name="P44"><draw:frame draw:style-name="fr2" draw:name="image: asimage(item.product_id.quotation_photo or False)" text:anchor-type="as-char" svg:width="4.357cm" style:rel-width="scale" svg:height="1.806cm" style:rel-height="26%" draw:z-index="4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52M36S</meta:editing-duration>
    <meta:editing-cycles>276</meta:editing-cycles>
    <meta:generator>LibreOffice/4.3.3.2$Linux_X86_64 LibreOffice_project/430m0$Build-2</meta:generator>
    <meta:initial-creator>Nicola Riolini</meta:initial-creator>
    <dc:date>2015-07-26T23:13:24.091659715</dc:date>
    <dc:creator>thebrush </dc:creator>
    <meta:document-statistic meta:table-count="8" meta:image-count="1" meta:object-count="0" meta:page-count="3" meta:paragraph-count="93" meta:word-count="378" meta:character-count="2589" meta:non-whitespace-character-count="2413"/>
    <meta:user-defined meta:name="Info 1"/>
    <meta:user-defined meta:name="Info 2"/>
    <meta:user-defined meta:name="Info 3"/>
    <meta:user-defined meta:name="Info 4"/>
  </office:meta>
</office:document-meta>
</file>